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fo:font-weight="bold" officeooo:rsid="00152b4b" officeooo:paragraph-rsid="00152b4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6f76d" officeooo:paragraph-rsid="0016f76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2c66" officeooo:paragraph-rsid="00192c6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accad" officeooo:paragraph-rsid="001acca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fb04f" officeooo:paragraph-rsid="001fb04f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205db" officeooo:paragraph-rsid="002205db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4b862" officeooo:paragraph-rsid="0024b862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66cf1" officeooo:paragraph-rsid="0026bf53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75d9d" officeooo:paragraph-rsid="00275d9d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7cb4c" officeooo:paragraph-rsid="0027cb4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b1752" officeooo:paragraph-rsid="002b1752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b5a4c" officeooo:paragraph-rsid="002b5a4c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bd9f5" officeooo:paragraph-rsid="002bd9f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d69ad" officeooo:paragraph-rsid="002d69ad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e2253" officeooo:paragraph-rsid="002e2253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2e2253" officeooo:paragraph-rsid="002e2253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2f8602" officeooo:paragraph-rsid="002f8602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264c6" officeooo:paragraph-rsid="003264c6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bold" officeooo:rsid="003264c6" officeooo:paragraph-rsid="003264c6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3264c6" officeooo:paragraph-rsid="00330acb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30acb" officeooo:paragraph-rsid="00330acb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350262" officeooo:paragraph-rsid="00350262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36a55a" officeooo:paragraph-rsid="0036a55a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36f188" officeooo:paragraph-rsid="0036f188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38cc46" officeooo:paragraph-rsid="0038cc46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normal" officeooo:rsid="00152b4b" officeooo:paragraph-rsid="00152b4b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16f76d" officeooo:paragraph-rsid="0016f76d" style:font-size-asian="12.25pt" style:font-weight-asian="normal" style:font-size-complex="14pt" style:font-weight-complex="normal"/>
    </style:style>
    <style:style style:name="P28" style:family="paragraph" style:parent-style-name="Standard">
      <style:text-properties officeooo:paragraph-rsid="00330acb"/>
    </style:style>
    <style:style style:name="P29" style:family="paragraph" style:parent-style-name="Table_20_Contents">
      <style:text-properties fo:font-size="14pt" officeooo:rsid="003a461b" officeooo:paragraph-rsid="003a461b" style:font-size-asian="12.25pt" style:font-size-complex="14pt"/>
    </style:style>
    <style:style style:name="P30" style:family="paragraph" style:parent-style-name="Table_20_Contents">
      <style:text-properties fo:font-size="14pt" officeooo:rsid="003bce2f" officeooo:paragraph-rsid="003bce2f" style:font-size-asian="12.25pt" style:font-size-complex="14pt"/>
    </style:style>
    <style:style style:name="P31" style:family="paragraph" style:parent-style-name="Table_20_Contents">
      <style:text-properties fo:font-size="14pt" officeooo:rsid="003cf77f" officeooo:paragraph-rsid="003cf77f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45ea" style:font-weight-asian="normal" style:font-weight-complex="normal"/>
    </style:style>
    <style:style style:name="T3" style:family="text">
      <style:text-properties fo:font-weight="normal" officeooo:rsid="001e12bd" style:font-weight-asian="normal" style:font-weight-complex="normal"/>
    </style:style>
    <style:style style:name="T4" style:family="text">
      <style:text-properties fo:font-weight="normal" officeooo:rsid="0024b862" style:font-weight-asian="normal" style:font-weight-complex="normal"/>
    </style:style>
    <style:style style:name="T5" style:family="text">
      <style:text-properties fo:font-weight="normal" officeooo:rsid="0027cb4c" style:font-weight-asian="normal" style:font-weight-complex="normal"/>
    </style:style>
    <style:style style:name="T6" style:family="text">
      <style:text-properties fo:font-weight="normal" officeooo:rsid="0029229d" style:font-weight-asian="normal" style:font-weight-complex="normal"/>
    </style:style>
    <style:style style:name="T7" style:family="text">
      <style:text-properties fo:font-weight="normal" officeooo:rsid="00310876" style:font-weight-asian="normal" style:font-weight-complex="normal"/>
    </style:style>
    <style:style style:name="T8" style:family="text">
      <style:text-properties fo:font-weight="normal" officeooo:rsid="0034c4b3" style:font-weight-asian="normal" style:font-weight-complex="normal"/>
    </style:style>
    <style:style style:name="T9" style:family="text">
      <style:text-properties fo:font-weight="normal" officeooo:rsid="00358307" style:font-weight-asian="normal" style:font-weight-complex="normal"/>
    </style:style>
    <style:style style:name="T10" style:family="text">
      <style:text-properties officeooo:rsid="001c45ea"/>
    </style:style>
    <style:style style:name="T11" style:family="text">
      <style:text-properties officeooo:rsid="001e12bd"/>
    </style:style>
    <style:style style:name="T12" style:family="text">
      <style:text-properties officeooo:rsid="0023350a"/>
    </style:style>
    <style:style style:name="T13" style:family="text">
      <style:text-properties officeooo:rsid="0027cb4c"/>
    </style:style>
    <style:style style:name="T14" style:family="text">
      <style:text-properties officeooo:rsid="0034c4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Object Model (DOM) Tree :</text:p>
      <text:p text:style-name="P26"><text:tab/>The hierarchy and structure of HTML elements, often used for targeting elements in CSS and Javascript.</text:p>
      <text:p text:style-name="P26"/>
      <text:p text:style-name="P2">Basic syntax example:</text:p>
      <text:p text:style-name="P27"/>
      <text:p text:style-name="P27">&lt;article&gt;</text:p>
      <text:p text:style-name="P27"><text:tab/>&lt;h1&gt;This is a headline.&lt;/h1&gt;</text:p>
      <text:p text:style-name="P27"><text:tab/>&lt;p&gt;This is the first paragraph&lt;/p&gt;</text:p>
      <text:p text:style-name="P27"><text:tab/>&lt;p&gt;This is second paragraph which has &lt;em&gt;emphasized text.&lt;/em&gt;&lt;/p&gt;</text:p>
      <text:p text:style-name="P27">&lt;/article&gt;</text:p>
      <text:p text:style-name="P27"/>
      <text:p text:style-name="P3">Headlines:<text:span text:style-name="T1"> &lt;h1&gt;, &lt;h2&gt;....., &lt;h6&gt;.</text:span></text:p>
      <text:p text:style-name="P4">Italics : <text:span text:style-name="T1">&lt;i&gt; and &lt;em&gt;</text:span></text:p>
      <text:p text:style-name="P4">Bold : <text:span text:style-name="T1">&lt;strong&gt; (for importance, seriousness, urgency), &lt;b&gt; (just Bold)</text:span></text:p>
      <text:p text:style-name="P4"><text:span text:style-name="T1"/></text:p>
      <text:p text:style-name="P4">Lists : <text:span text:style-name="T10">&lt;li&gt;</text:span><text:span text:style-name="T2">This is a list item </text:span><text:span text:style-name="T10">&lt;/li&gt;</text:span></text:p>
      <text:p text:style-name="P4"><text:tab/><text:span text:style-name="T10">&lt;ul&gt;</text:span><text:span text:style-name="T2">This is Unordered list </text:span><text:span text:style-name="T10">&lt;/ul&gt;</text:span></text:p>
      <text:p text:style-name="P4"><text:tab/><text:span text:style-name="T10">&lt;</text:span><text:span text:style-name="T11">ol&gt;</text:span><text:span text:style-name="T3">This is Ordered list </text:span><text:span text:style-name="T11">&lt;/ol&gt;</text:span></text:p>
      <text:p text:style-name="P4"/>
      <text:p text:style-name="P5">Definition lists : </text:p>
      <text:p text:style-name="P5"><text:tab/>&lt;dl&gt;</text:p>
      <text:p text:style-name="P5"><text:tab/><text:tab/>&lt;dt&gt;<text:span text:style-name="T1">term&lt;</text:span>/dt&gt;</text:p>
      <text:p text:style-name="P5"><text:tab/><text:tab/><text:tab/>&lt;dd&gt;<text:span text:style-name="T1">definition</text:span>&lt;/dd&gt;</text:p>
      <text:p text:style-name="P5"><text:tab/><text:tab/><text:tab/>&lt;dd&gt;<text:span text:style-name="T1">additional definition</text:span>&lt;/dd&gt;</text:p>
      <text:p text:style-name="P5"><text:tab/>&lt;/dl&gt;</text:p>
      <text:p text:style-name="P5"/>
      <text:p text:style-name="P6">Quotes : </text:p>
      <text:p text:style-name="P6"/>
      <text:p text:style-name="P6"><text:tab/>&lt;blockquote&gt;</text:p>
      <text:p text:style-name="P6"><text:tab/>&lt;p&gt;<text:span text:style-name="T1">Type your quote here</text:span>&lt;/p&gt;</text:p>
      <text:p text:style-name="P6"><text:tab/>&lt;cite&gt;- <text:span text:style-name="T1">Author’s name here </text:span>&lt;/cite&gt;</text:p>
      <text:p text:style-name="P6"><text:tab/><text:span text:style-name="T12">&lt;/blockquote&gt;</text:span></text:p>
      <text:p text:style-name="P6"/>
      <text:p text:style-name="P6"><text:tab/><text:span text:style-name="T4">Use &lt;q&gt; element for quotation marks instead of just typing “”.</text:span></text:p>
      <text:p text:style-name="P6"><text:span text:style-name="T4"/></text:p>
      <text:p text:style-name="P7">Dates and times :</text:p>
      <text:p text:style-name="P7"><text:tab/><text:span text:style-name="T1">Use </text:span>&lt;time&gt; <text:span text:style-name="T1">so that computer understands what date or time it is like this:</text:span></text:p>
      <text:p text:style-name="P7"><text:span text:style-name="T1"><text:tab/></text:span>&lt;time datetime=”2025-05-08”&gt;<text:span text:style-name="T1">May 8, 2025</text:span>&lt;/time&gt;</text:p>
      <text:p text:style-name="P7"/>
      <text:p text:style-name="P8">HTML attributes general syntax : </text:p>
      <text:p text:style-name="P8"><text:tab/>&lt;element attributename=“ ”&gt;&lt;/element&gt;</text:p>
      <text:p text:style-name="P8"/>
      <text:p text:style-name="P9"/>
      <text:p text:style-name="P9"/>
      <text:p text:style-name="P9"><text:soft-page-break/>Code elements :</text:p>
      <text:p text:style-name="P9"><text:tab/>&lt;code&gt;<text:span text:style-name="T1">{color: green;}</text:span>&lt;/code&gt;</text:p>
      <text:p text:style-name="P9"><text:tab/><text:span text:style-name="T13">&lt;code&gt; </text:span><text:span text:style-name="T5">&amp;lt;H4&amp;gt</text:span><text:span text:style-name="T13">;&lt;/code&gt;</text:span></text:p>
      <text:p text:style-name="P9"/>
      <text:p text:style-name="P10">Line breaks : <text:span text:style-name="T1">&lt;br&gt; (No closing required)</text:span></text:p>
      <text:p text:style-name="P10"><text:span text:style-name="T1"/></text:p>
      <text:p text:style-name="P10">Pre element (Just printing everything as it is typed) : <text:span text:style-name="T6">&lt;pr&gt;</text:span></text:p>
      <text:p text:style-name="P10"><text:span text:style-name="T6"/></text:p>
      <text:p text:style-name="P11">Subscripts : <text:span text:style-name="T1">&lt;sub&gt;&lt;/sub&gt;</text:span></text:p>
      <text:p text:style-name="P12">Superscripts : <text:span text:style-name="T1">&lt;sup&gt;&lt;/sup&gt;</text:span></text:p>
      <text:p text:style-name="P12"><text:span text:style-name="T1"/></text:p>
      <text:p text:style-name="P13"><text:span text:style-name="T1">If you are writing Math on HTML then try using MathML (Math Markup language) instead of HTML.</text:span></text:p>
      <text:p text:style-name="P13"><text:span text:style-name="T1"/></text:p>
      <text:p text:style-name="P14">For texts with little importance : <text:span text:style-name="T1">&lt;small&gt;&lt;/small&gt;</text:span></text:p>
      <text:p text:style-name="P14"><text:span text:style-name="T1"/></text:p>
      <text:p text:style-name="P15"/>
      <text:p text:style-name="P15">Useful Global Attributes (Can be applied to any HTML element):</text:p>
      <text:p text:style-name="P15"/>
      <text:list xml:id="list3838543592" text:style-name="L1">
        <text:list-item>
          <text:p text:style-name="P16">The class Attribute : <text:span text:style-name="T1">Allows us to target all elements with that class in our CSS or Javascript.</text:span></text:p>
          <text:p text:style-name="P16"><text:span text:style-name="T1">Eg : &lt;p class=”intro”&gt; This is introduction &lt;/p&gt;</text:span></text:p>
          <text:p text:style-name="P16"><text:span text:style-name="T1"/></text:p>
        </text:list-item>
        <text:list-item>
          <text:p text:style-name="P17">The id Attribute : <text:span text:style-name="T1">Allows us to target a unique element with that id in our CSS or Javascript.</text:span></text:p>
          <text:p text:style-name="P17"><text:span text:style-name="T1">Eg: &lt;p class=”</text:span><text:span text:style-name="T7">intro” id = “article-intro”&gt; This is the introduction &lt;/p&gt;</text:span></text:p>
          <text:p text:style-name="P19"><text:span text:style-name="T7"/></text:p>
        </text:list-item>
        <text:list-item>
          <text:p text:style-name="P19">Editable content : </text:p>
          <text:p text:style-name="P19"/>
          <text:list>
            <text:list-header>
              <text:p text:style-name="P19">&lt;blockquote contenteditable=”true”&gt; </text:p>
              <text:list>
                <text:list-header>
                  <text:p text:style-name="P20"><text:span text:style-name="T1">Edit and add your own words.</text:span>&lt;/blockquote&gt;</text:p>
                </text:list-header>
              </text:list>
            </text:list-header>
          </text:list>
        </text:list-item>
      </text:list>
      <text:p text:style-name="P21"><text:s text:c="4"/></text:p>
      <text:p text:style-name="P28"><text:s text:c="4"/>4. <text:s/>Language attribute:</text:p>
      <text:p text:style-name="P21"><text:tab/>&lt;p lang=”en-GB”&gt;<text:span text:style-name="T1">This paragraph is in British English</text:span>&lt;/p&gt;</text:p>
      <text:p text:style-name="P21"/>
      <text:p text:style-name="P21"><text:span text:style-name="T14"><text:s text:c="4"/>5. Direction attribute:</text:span></text:p>
      <text:p text:style-name="P21"><text:s text:c="12"/><text:span text:style-name="T14">&lt;p dir=”ltr”&gt;</text:span><text:span text:style-name="T8">This paragraph flows from left to right</text:span><text:span text:style-name="T14">&lt;/p&gt;</text:span></text:p>
      <text:p text:style-name="P21"/>
      <text:p text:style-name="P21"/>
      <text:p text:style-name="P22">ARIA Roles: <text:span text:style-name="T9">HTML attributes that provide accesible info about that specific element</text:span></text:p>
      <text:p text:style-name="P22"><text:span text:style-name="T9"/></text:p>
      <text:p text:style-name="P23"><text:span text:style-name="T9">&lt;</text:span><text:span text:style-name="T1">h1 aria-label=”Hello World”&gt;</text:span></text:p>
      <text:p text:style-name="P23"><text:span text:style-name="T1"><text:tab/>&lt;div class=”grid” aria-hidden=”true”&gt;</text:span></text:p>
      <text:p text:style-name="P21"/>
      <text:p text:style-name="P21"><text:tab/></text:p>
      <text:p text:style-name="P18"><text:soft-page-break/></text:p>
      <text:p text:style-name="P21"/>
      <text:p text:style-name="P24">Comments: &lt;!-- <text:span text:style-name="T1"><text:s/>Part to be commented --&gt;</text:span></text:p>
      <text:p text:style-name="P24"><text:span text:style-name="T1"/></text:p>
      <text:p text:style-name="P25">HTML Entities :</text:p>
      <text:p text:style-name="P25"><text:tab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9">Entity</text:p>
          </table:table-cell>
          <table:table-cell table:style-name="Table1.B1" office:value-type="string">
            <text:p text:style-name="P29">Character</text:p>
          </table:table-cell>
        </table:table-row>
        <table:table-row>
          <table:table-cell table:style-name="Table1.A2" office:value-type="string">
            <text:p text:style-name="P29">&amp;lt;</text:p>
          </table:table-cell>
          <table:table-cell table:style-name="Table1.B2" office:value-type="string">
            <text:p text:style-name="P29">&lt;</text:p>
          </table:table-cell>
        </table:table-row>
        <table:table-row>
          <table:table-cell table:style-name="Table1.A2" office:value-type="string">
            <text:p text:style-name="P29">&amp;gt;</text:p>
          </table:table-cell>
          <table:table-cell table:style-name="Table1.B2" office:value-type="string">
            <text:p text:style-name="P29">&gt;</text:p>
          </table:table-cell>
        </table:table-row>
        <table:table-row>
          <table:table-cell table:style-name="Table1.A2" office:value-type="string">
            <text:p text:style-name="P29">&amp;amp;</text:p>
          </table:table-cell>
          <table:table-cell table:style-name="Table1.B2" office:value-type="string">
            <text:p text:style-name="P29">&amp;</text:p>
          </table:table-cell>
        </table:table-row>
      </table:table>
      <text:p text:style-name="P2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0">&amp;copy</text:p>
          </table:table-cell>
          <table:table-cell table:style-name="Table2.B1" office:value-type="string">
            <text:p text:style-name="P30">Copyright symbol</text:p>
          </table:table-cell>
        </table:table-row>
        <table:table-row>
          <table:table-cell table:style-name="Table2.A2" office:value-type="string">
            <text:p text:style-name="P30">&amp;trade</text:p>
          </table:table-cell>
          <table:table-cell table:style-name="Table2.B2" office:value-type="string">
            <text:p text:style-name="P30">Trade Mark symbol</text:p>
          </table:table-cell>
        </table:table-row>
        <table:table-row>
          <table:table-cell table:style-name="Table2.A2" office:value-type="string">
            <text:p text:style-name="P30">&amp;star</text:p>
          </table:table-cell>
          <table:table-cell table:style-name="Table2.B2" office:value-type="string">
            <text:p text:style-name="P30">Star symbol</text:p>
          </table:table-cell>
        </table:table-row>
      </table:table>
      <text:p text:style-name="P10"><text:span text:style-name="T1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1">&amp;nbsp</text:p>
          </table:table-cell>
          <table:table-cell table:style-name="Table3.B1" office:value-type="string">
            <text:p text:style-name="P31">Non breaking space b/w text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00:25:24.183431370</meta:creation-date>
    <dc:date>2020-07-15T05:33:51.450575631</dc:date>
    <meta:editing-duration>PT2H56M48S</meta:editing-duration>
    <meta:editing-cycles>33</meta:editing-cycles>
    <meta:generator>LibreOffice/6.4.4.2$Linux_X86_64 LibreOffice_project/40$Build-2</meta:generator>
    <meta:document-statistic meta:table-count="3" meta:image-count="0" meta:object-count="0" meta:page-count="3" meta:paragraph-count="76" meta:word-count="353" meta:character-count="2357" meta:non-whitespace-character-count="2020"/>
  </office:meta>
</office:document-meta>
</file>